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fo:font-weight="bold" officeooo:rsid="0005a28e" officeooo:paragraph-rsid="0005a28e" style:font-weight-asian="bold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weight="bold" officeooo:rsid="0005a28e" officeooo:paragraph-rsid="0005a28e" style:font-weight-asian="bold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weight="bold" officeooo:rsid="00079ecf" officeooo:paragraph-rsid="00079ecf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weight="bold" officeooo:rsid="00088c47" officeooo:paragraph-rsid="00088c47" style:font-weight-asian="bold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79ecf"/>
    </style:style>
    <style:style style:name="P7" style:family="paragraph" style:parent-style-name="Preformatted_20_Text">
      <style:paragraph-properties fo:margin-top="0cm" fo:margin-bottom="0.499cm" style:contextual-spacing="false"/>
      <style:text-properties fo:font-style="normal" fo:font-weight="bold" officeooo:rsid="00079ecf" officeooo:paragraph-rsid="00079ecf" style:font-style-asian="normal" style:font-weight-asian="bold" style:font-style-complex="normal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rsid="00088c47" officeooo:paragraph-rsid="00088c47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5a28e" officeooo:paragraph-rsid="0005a28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5a28e" officeooo:paragraph-rsid="0005a28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05a28e" officeooo:paragraph-rsid="0005a28e" style:font-size-asian="24pt" style:font-weight-asian="bold" style:font-size-complex="24pt" style:font-weight-complex="bold"/>
    </style:style>
    <style:style style:name="T1" style:family="text">
      <style:text-properties officeooo:rsid="0005a28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c47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officeooo:rsid="00079ecf" style:font-weight-asian="bold" style:font-weight-complex="bold"/>
    </style:style>
    <style:style style:name="T8" style:family="text">
      <style:text-properties officeooo:rsid="00093b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adoop Installation</text:p>
      <text:p text:style-name="P9"/>
      <text:p text:style-name="P10"/>
      <text:p text:style-name="P10">Step 1: <text:span text:style-name="T2">Install Java 8</text:span></text:p>
      <text:p text:style-name="P10"><text:span text:style-name="T2"/></text:p>
      <text:p text:style-name="P2"><text:bookmark text:name="496f"/><text:span text:style-name="T2">sudo apt install openjdk-8-jdk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Once installation is done check the java is installed or not</text:span></text:p>
      <text:p text:style-name="P10"><text:span text:style-name="T2">Execute below command</text:span></text:p>
      <text:p text:style-name="P10"><text:span text:style-name="T2"/></text:p>
      <text:p text:style-name="P10"><text:span text:style-name="T2">cd /</text:span><text:span text:style-name="T4">usr</text:span><text:span text:style-name="T6">/lib/jvm </text:span></text:p>
      <text:p text:style-name="P10"><text:span text:style-name="T6">then</text:span></text:p>
      <text:p text:style-name="P10"><text:span text:style-name="T6">ls</text:span></text:p>
      <text:p text:style-name="P10"><text:span text:style-name="T6"/></text:p>
      <text:p text:style-name="P10"><text:span text:style-name="T5">Step 2: </text:span><text:span text:style-name="T6">Update .bashrc</text:span></text:p>
      <text:p text:style-name="P10"><text:span text:style-name="T6"/></text:p>
      <text:p text:style-name="P10"><text:span text:style-name="T6">type cd and enter to come to the root folder</text:span></text:p>
      <text:p text:style-name="P10"><text:span text:style-name="T6"/></text:p>
      <text:p text:style-name="P2"><text:bookmark text:name="11d9"/><text:span text:style-name="T6">export JAVA_HOME=/usr/lib/jvm/java-8-openjdk-amd64 </text:span></text:p>
      <text:p text:style-name="Preformatted_20_Text">export PATH=$PATH:/usr/lib/jvm/java-8-openjdk-amd64/bin </text:p>
      <text:p text:style-name="Preformatted_20_Text">export HADOOP_HOME=~/hadoop-3.2.<text:span text:style-name="T1">4</text:span>/ </text:p>
      <text:p text:style-name="Preformatted_20_Text">export PATH=$PATH:$HADOOP_HOME/bin </text:p>
      <text:p text:style-name="Preformatted_20_Text">export PATH=$PATH:$HADOOP_HOME/sbin </text:p>
      <text:p text:style-name="Preformatted_20_Text">export HADOOP_MAPRED_HOME=$HADOOP_HOME </text:p>
      <text:p text:style-name="Preformatted_20_Text">export YARN_HOME=$HADOOP_HOME </text:p>
      <text:p text:style-name="Preformatted_20_Text">export HADOOP_CONF_DIR=$HADOOP_HOME/etc/hadoop </text:p>
      <text:p text:style-name="Preformatted_20_Text">export HADOOP_COMMON_LIB_NATIVE_DIR=$HADOOP_HOME/lib/native </text:p>
      <text:p text:style-name="Preformatted_20_Text">export HADOOP_OPTS="-Djava.library.path=$HADOOP_HOME/lib/native" </text:p>
      <text:p text:style-name="Preformatted_20_Text">export HADOOP_STREAMING=$HADOOP_HOME/share/hadoop/tools/lib/hadoop-streaming-3.2.<text:span text:style-name="T1">4</text:span>.jar</text:p>
      <text:p text:style-name="Preformatted_20_Text">export HADOOP_LOG_DIR=$HADOOP_HOME/logs </text:p>
      <text:p text:style-name="P1">export PDSH_RCMD_TYPE=ssh</text:p>
      <text:p text:style-name="P1"/>
      <text:p text:style-name="P3">Step 3: <text:span text:style-name="T2">Install ssh</text:span></text:p>
      <text:p text:style-name="P3"><text:span text:style-name="T2"/></text:p>
      <text:p text:style-name="P3"><text:span text:style-name="T2">ssh — secure shell — protocol used to securely connect to remote server/system — transfers data in encrypted form</text:span></text:p>
      <text:p text:style-name="P3"><text:span text:style-name="T2"/></text:p>
      <text:p text:style-name="P3"><text:bookmark text:name="c268"/><text:span text:style-name="T2">sudo apt-get install ssh</text:span></text:p>
      <text:p text:style-name="P3"><text:span text:style-name="T2"/></text:p>
      <text:p text:style-name="P3">Step 4: <text:span text:style-name="T2">Download apache hadoop</text:span></text:p>
      <text:p text:style-name="P3"><text:span text:style-name="T2"/></text:p>
      <text:p text:style-name="P3"><text:span text:style-name="T2">Type apache hadoop in google then go to downloads and download hadoop-3.2.4 binary file</text:span></text:p>
      <text:p text:style-name="P3"><text:soft-page-break/><text:span text:style-name="T2"/></text:p>
      <text:p text:style-name="P3"><text:span text:style-name="T2">Extract the file </text:span></text:p>
      <text:p text:style-name="P3"><text:bookmark text:name="c2681"/><text:span text:style-name="T2">tar -zxvf ~/Downloads/hadoop-3.2.4.tar.gz</text:span></text:p>
      <text:p text:style-name="P3"><text:span text:style-name="T2"/></text:p>
      <text:p text:style-name="P4">Step 5: <text:span text:style-name="T2">Check hadoop installed or not</text:span></text:p>
      <text:p text:style-name="P4"><text:span text:style-name="T2">cd </text:span><text:span text:style-name="T4">hadoop-3.2.4</text:span></text:p>
      <text:p text:style-name="P4"><text:span text:style-name="T4">ls /etc/hadoop</text:span></text:p>
      <text:p text:style-name="P4"><text:span text:style-name="T4">it will display hadoop files</text:span></text:p>
      <text:p text:style-name="P4"><text:span text:style-name="T4"/></text:p>
      <text:p text:style-name="P7">Step 6: <text:span text:style-name="T2">Set JAVA_HOME in hadoop-env.sh</text:span></text:p>
      <text:p text:style-name="P7"><text:bookmark text:name="53d5"/><text:span text:style-name="T2">sudo nano hadoop-env.h</text:span></text:p>
      <text:p text:style-name="P7"><text:bookmark text:name="529f"/><text:span text:style-name="T2">JAVA_HOME=/usr/lib/jvm/java-8-openjdk-amd64</text:span></text:p>
      <text:p text:style-name="P4"><text:span text:style-name="T4"/></text:p>
      <text:p text:style-name="P6"><text:span text:style-name="T7">Step 7: </text:span><text:span text:style-name="T3">update core-site.xml</text:span></text:p>
      <text:p text:style-name="P8"><text:span text:style-name="T3">s</text:span><text:span text:style-name="T2">udo nano core-site.xml</text:span></text:p>
      <text:p text:style-name="P4"><text:bookmark text:name="f788"/><text:span text:style-name="T3">&lt;configuration&gt; </text:span></text:p>
      <text:p text:style-name="Preformatted_20_Text"><text:s/>&lt;property&gt; </text:p>
      <text:p text:style-name="Preformatted_20_Text"><text:s/>&lt;name&gt;fs.defaultFS&lt;/name&gt; </text:p>
      <text:p text:style-name="Preformatted_20_Text"><text:s/>&lt;value&gt;hdfs://localhost:9000&lt;/value&gt; <text:s/>&lt;/property&gt; </text:p>
      <text:p text:style-name="Preformatted_20_Text"><text:s/>&lt;property&gt; </text:p>
      <text:p text:style-name="Preformatted_20_Text">&lt;name&gt;hadoop.proxyuser.dataflair.groups&lt;/name&gt; &lt;value&gt;*&lt;/value&gt; </text:p>
      <text:p text:style-name="Preformatted_20_Text"><text:s/>&lt;/property&gt; </text:p>
      <text:p text:style-name="Preformatted_20_Text"><text:s/>&lt;property&gt; </text:p>
      <text:p text:style-name="Preformatted_20_Text">&lt;name&gt;hadoop.proxyuser.dataflair.hosts&lt;/name&gt; &lt;value&gt;*&lt;/value&gt; </text:p>
      <text:p text:style-name="Preformatted_20_Text"><text:s/>&lt;/property&gt; </text:p>
      <text:p text:style-name="Preformatted_20_Text"><text:s/>&lt;property&gt; </text:p>
      <text:p text:style-name="Preformatted_20_Text">&lt;name&gt;hadoop.proxyuser.server.hosts&lt;/name&gt; &lt;value&gt;*&lt;/value&gt; </text:p>
      <text:p text:style-name="Preformatted_20_Text"><text:s/>&lt;/property&gt; </text:p>
      <text:p text:style-name="Preformatted_20_Text"><text:s/>&lt;property&gt; </text:p>
      <text:p text:style-name="Preformatted_20_Text">&lt;name&gt;hadoop.proxyuser.server.groups&lt;/name&gt; &lt;value&gt;*&lt;/value&gt; </text:p>
      <text:p text:style-name="Preformatted_20_Text"><text:s/>&lt;/property&gt; </text:p>
      <text:p text:style-name="P1">&lt;/configuration&gt;</text:p>
      <text:p text:style-name="P1"/>
      <text:p text:style-name="P5">Step 8: <text:span text:style-name="T2">update hdfs-site.xml</text:span></text:p>
      <text:p text:style-name="P5"><text:span text:style-name="T2"/></text:p>
      <text:p text:style-name="P5"><text:span text:style-name="T2">sudo nano hdfs-site.xml</text:span></text:p>
      <text:p text:style-name="P5"><text:span text:style-name="T2"/></text:p>
      <text:p text:style-name="P5"><text:bookmark text:name="822e"/><text:soft-page-break/><text:span text:style-name="T2">&lt;configuration&gt; </text:span></text:p>
      <text:p text:style-name="Preformatted_20_Text"><text:s/>&lt;property&gt; </text:p>
      <text:p text:style-name="Preformatted_20_Text"><text:s/>&lt;name&gt;dfs.replication&lt;/name&gt; </text:p>
      <text:p text:style-name="Preformatted_20_Text"><text:s/>&lt;value&gt;1&lt;/value&gt; </text:p>
      <text:p text:style-name="Preformatted_20_Text"><text:s/>&lt;/property&gt; </text:p>
      <text:p text:style-name="P1">&lt;/configuration&gt;</text:p>
      <text:p text:style-name="P1"/>
      <text:p text:style-name="P5">Step 9: <text:span text:style-name="T2">update mapred-site.xml</text:span></text:p>
      <text:p text:style-name="P5"><text:span text:style-name="T2"/></text:p>
      <text:p text:style-name="P5"><text:span text:style-name="T2">sudo nano mapred-site.xml</text:span></text:p>
      <text:p text:style-name="P5"><text:span text:style-name="T2"/></text:p>
      <text:p text:style-name="P5"><text:bookmark text:name="d278"/><text:span text:style-name="T2">&lt;configuration&gt; </text:span></text:p>
      <text:p text:style-name="Preformatted_20_Text"><text:s/>&lt;property&gt; </text:p>
      <text:p text:style-name="Preformatted_20_Text"><text:s/>&lt;name&gt;mapreduce.framework.name&lt;/name&gt; <text:s/>&lt;value&gt;yarn&lt;/value&gt; </text:p>
      <text:p text:style-name="Preformatted_20_Text"><text:s/>&lt;/property&gt; </text:p>
      <text:p text:style-name="Preformatted_20_Text"><text:s/>&lt;property&gt;</text:p>
      <text:p text:style-name="Preformatted_20_Text"><text:s/>&lt;name&gt;mapreduce.application.classpath&lt;/name&gt; </text:p>
      <text:p text:style-name="Preformatted_20_Text"><text:s text:c="2"/></text:p>
      <text:p text:style-name="Preformatted_20_Text">&lt;value&gt;$HADOOP_MAPRED_HOME/share/hadoop/mapreduce/*:$HADOOP_MAPRED_HOME/share/hadoop/mapreduce/lib/*&lt;/value&gt; </text:p>
      <text:p text:style-name="Preformatted_20_Text"><text:s/>&lt;/property&gt; </text:p>
      <text:p text:style-name="P1">&lt;/configuration&gt;</text:p>
      <text:p text:style-name="P5"><text:span text:style-name="T2"/></text:p>
      <text:p text:style-name="P5"><text:span text:style-name="T2"/></text:p>
      <text:p text:style-name="P5">Step 10<text:span text:style-name="T2">: Update yarn-site.xml</text:span></text:p>
      <text:p text:style-name="P5"><text:span text:style-name="T2"/></text:p>
      <text:p text:style-name="P5"><text:span text:style-name="T2">sudo nano yarn-site.xml</text:span></text:p>
      <text:p text:style-name="P5"><text:span text:style-name="T2"/></text:p>
      <text:p text:style-name="P5"><text:bookmark text:name="5969"/><text:span text:style-name="T2">&lt;configuration&gt; </text:span></text:p>
      <text:p text:style-name="Preformatted_20_Text"><text:s/>&lt;property&gt; </text:p>
      <text:p text:style-name="Preformatted_20_Text"><text:s/>&lt;name&gt;yarn.nodemanager.aux-services&lt;/name&gt; </text:p>
      <text:p text:style-name="Preformatted_20_Text"><text:s/>&lt;value&gt;mapreduce_shuffle&lt;/value&gt; </text:p>
      <text:p text:style-name="Preformatted_20_Text"><text:s/>&lt;/property&gt; </text:p>
      <text:p text:style-name="Preformatted_20_Text"><text:s/>&lt;property&gt; </text:p>
      <text:p text:style-name="Preformatted_20_Text"><text:s/>&lt;name&gt;yarn.nodemanager.env-whitelist&lt;/name&gt; </text:p>
      <text:p text:style-name="Preformatted_20_Text"><text:s text:c="2"/></text:p>
      <text:p text:style-name="Preformatted_20_Text">&lt;value&gt;JAVA_HOME,HADOOP_COMMON_HOME,HADOOP_HDFS_HOME,HADOOP_CONF_DIR,CLASSPATH_PREP END_DISTCACHE,HADOOP_YARN_HOME,HADOOP_MAPRED_HOME&lt;/value&gt; </text:p>
      <text:p text:style-name="Preformatted_20_Text"><text:s/>&lt;/property&gt; </text:p>
      <text:p text:style-name="P1">&lt;/configuration&gt;</text:p>
      <text:p text:style-name="P5"><text:span text:style-name="T2"/></text:p>
      <text:p text:style-name="P5"><text:soft-page-break/><text:span text:style-name="T2"/></text:p>
      <text:p text:style-name="P5">Step 11: <text:span text:style-name="T2">Execute below commands for ssh</text:span></text:p>
      <text:p text:style-name="P5"><text:span text:style-name="T2"/></text:p>
      <text:p text:style-name="P5"><text:bookmark text:name="a2fd"/><text:span text:style-name="T2">ssh localhost </text:span></text:p>
      <text:p text:style-name="Preformatted_20_Text">ssh-keygen -t rsa -P '' -f ~/.ssh/id_rsa </text:p>
      <text:p text:style-name="Preformatted_20_Text">cat ~/.ssh/id_rsa.pub &gt;&gt; ~/.ssh/authorized_keys </text:p>
      <text:p text:style-name="Preformatted_20_Text"/>
      <text:p text:style-name="Preformatted_20_Text"/>
      <text:p text:style-name="Preformatted_20_Text">chmod 0600 ~/.ssh/authorized_keys </text:p>
      <text:p text:style-name="Preformatted_20_Text"/>
      <text:p text:style-name="Preformatted_20_Text"/>
      <text:p text:style-name="P1">hadoop-3.2.<text:span text:style-name="T8">4</text:span>/bin/hdfs namenode -format</text:p>
      <text:p text:style-name="P1"/>
      <text:p text:style-name="P8">format the file system</text:p>
      <text:p text:style-name="P1"><text:bookmark text:name="adbf"/>export PDSH_RCMD_TYPE=ssh</text:p>
      <text:p text:style-name="P1"/>
      <text:p text:style-name="P5">Step 12: <text:span text:style-name="T2">Start hadoop</text:span></text:p>
      <text:p text:style-name="P5"><text:span text:style-name="T2">start-all.sh</text:span></text:p>
      <text:p text:style-name="P5"><text:span text:style-name="T2"/></text:p>
      <text:p text:style-name="P5">Step 13: <text:span text:style-name="T2">open </text:span><text:a xlink:type="simple" xlink:href="http://localhost:9870/" text:style-name="Internet_20_link" text:visited-style-name="Visited_20_Internet_20_Link"><text:span text:style-name="T2">http://localhost:9870</text:span></text:a></text:p>
      <text:p text:style-name="P5"><text:span text:style-name="T2"/></text:p>
      <text:p text:style-name="P5"><text:span text:style-name="T2">hadoop fs -mkdir /user</text:span></text:p>
      <text:p text:style-name="P5"><text:span text:style-name="T2">hadoop fs mkdire /</text:span><text:span text:style-name="T4">user</text:span><text:span text:style-name="T6">/sreenu</text:span></text:p>
      <text:p text:style-name="P5"><text:span text:style-name="T6">touch demo.csv</text:span></text:p>
      <text:p text:style-name="P5"><text:span text:style-name="T6">hadoop fs -put demo.csv /</text:span><text:span text:style-name="T4">user</text:span><text:span text:style-name="T6">/sreenu</text:span></text:p>
      <text:p text:style-name="P5"><text:span text:style-name="T5">Step 14: </text:span><text:span text:style-name="T6">Stop hadoop </text:span></text:p>
      <text:p text:style-name="P5"><text:span text:style-name="T6"/></text:p>
      <text:p text:style-name="P5"><text:span text:style-name="T6">stop-all.sh</text:span></text:p>
      <text:p text:style-name="P5"><text:span text:style-name="T6"/></text:p>
      <text:p text:style-name="P5"><text:span text:style-name="T2"/></text:p>
      <text:p text:style-name="P4"><text:span text:style-name="T3"/></text:p>
      <text:p text:style-name="P1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21:48:42.926383107</meta:creation-date>
    <dc:date>2023-06-21T22:42:06.139402884</dc:date>
    <meta:editing-duration>PT11M52S</meta:editing-duration>
    <meta:editing-cycles>1</meta:editing-cycles>
    <meta:document-statistic meta:table-count="0" meta:image-count="0" meta:object-count="0" meta:page-count="4" meta:paragraph-count="106" meta:word-count="282" meta:character-count="3266" meta:non-whitespace-character-count="2996"/>
    <meta:generator>LibreOffice/7.3.2.2$Linux_X86_64 LibreOffice_project/30$Build-2</meta:generator>
  </office:meta>
</office:document-meta>
</file>